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967" officeooo:paragraph-rsid="0007b967"/>
    </style:style>
    <style:style style:name="P2" style:family="paragraph" style:parent-style-name="Standard">
      <style:text-properties officeooo:rsid="00093ea7" officeooo:paragraph-rsid="00093ea7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7b967" officeooo:paragraph-rsid="0007b967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07b967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93ea7" officeooo:paragraph-rsid="00093ea7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a691a" officeooo:paragraph-rsid="000a691a"/>
    </style:style>
    <style:style style:name="P7" style:family="paragraph" style:parent-style-name="Standard">
      <style:text-properties officeooo:paragraph-rsid="0010c169"/>
    </style:style>
    <style:style style:name="P8" style:family="paragraph" style:parent-style-name="Standard">
      <style:text-properties officeooo:paragraph-rsid="0012f518"/>
    </style:style>
    <style:style style:name="T1" style:family="text">
      <style:text-properties fo:color="#569cd6" style:font-name="Droid Sans Mono" fo:font-size="10.5pt" fo:font-weight="normal" fo:background-color="#1e1e1e" loext:char-shading-value="0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dcdcaa" style:font-name="Droid Sans Mono" fo:font-size="10.5pt" fo:font-weight="normal" fo:background-color="#1e1e1e" loext:char-shading-value="0"/>
    </style:style>
    <style:style style:name="T4" style:family="text">
      <style:text-properties officeooo:rsid="0007b967"/>
    </style:style>
    <style:style style:name="T5" style:family="text">
      <style:text-properties officeooo:rsid="00093ea7"/>
    </style:style>
    <style:style style:name="T6" style:family="text">
      <style:text-properties officeooo:rsid="000a691a"/>
    </style:style>
    <style:style style:name="T7" style:family="text">
      <style:text-properties officeooo:rsid="000b1ee7"/>
    </style:style>
    <style:style style:name="T8" style:family="text">
      <style:text-properties fo:color="#00a933" style:font-name="Liberation Serif1" officeooo:rsid="000d1f67" style:font-name-asian="Liberation Serif1" style:font-name-complex="Liberation Serif1"/>
    </style:style>
    <style:style style:name="T9" style:family="text">
      <style:text-properties fo:color="#00a933" style:font-name="Liberation Serif1" fo:font-size="10.5pt" fo:font-weight="normal" officeooo:rsid="000d1f67" fo:background-color="#1e1e1e" loext:char-shading-value="0" style:font-name-asian="Liberation Serif1" style:font-name-complex="Liberation Serif1"/>
    </style:style>
    <style:style style:name="T10" style:family="text">
      <style:text-properties fo:color="#666666" style:font-name="Liberation Serif1" fo:font-size="10.5pt" fo:font-weight="normal" officeooo:rsid="000d1f67" fo:background-color="#1e1e1e" loext:char-shading-value="0" style:font-name-asian="Liberation Serif1" style:font-name-complex="Liberation Serif1"/>
    </style:style>
    <style:style style:name="T11" style:family="text">
      <style:text-properties fo:color="#666666" style:font-name="Liberation Serif1" officeooo:rsid="000d1f67" style:font-name-asian="Liberation Serif1" style:font-name-complex="Liberation Serif1"/>
    </style:style>
    <style:style style:name="T12" style:family="text">
      <style:text-properties officeooo:rsid="001287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– vertification:</text:p>
      <text:p text:style-name="P2"/>
      <text:p text:style-name="P8"><text:span text:style-name="T4">1.</text:span><text:span text:style-name="T5">1</text:span><text:span text:style-name="T4"> - </text:span><text:span text:style-name="T1">function</text:span><text:span text:style-name="T2"> </text:span><text:span text:style-name="T3">declare_error </text:span><text:span text:style-name="T10">█</text:span></text:p>
      <text:p text:style-name="P1"/>
      <text:p text:style-name="P8"><text:span text:style-name="T5">1.</text:span><text:span text:style-name="T4">2 - </text:span><text:span text:style-name="T1">function</text:span><text:span text:style-name="T2"> </text:span><text:span text:style-name="T3">declare_green_state </text:span><text:span text:style-name="T10">█</text:span></text:p>
      <text:p text:style-name="P1"/>
      <text:p text:style-name="P7"><text:span text:style-name="T5">1.</text:span><text:span text:style-name="T4">3 - </text:span><text:span text:style-name="T1">function</text:span><text:span text:style-name="T2"> </text:span><text:span text:style-name="T3">clear_value_from_white_space </text:span><text:span text:style-name="T10">█</text:span></text:p>
      <text:p text:style-name="P1"/>
      <text:p text:style-name="P1"><text:span text:style-name="T5">1.</text:span>4 – add id <text:span text:style-name="T11">█</text:span></text:p>
      <text:p text:style-name="P1"/>
      <text:p text:style-name="P1"><text:span text:style-name="T5">1.</text:span>5 – add action </text:p>
      <text:p text:style-name="P2"/>
      <text:p text:style-name="P2">1.6 – doesn’t allow opening modal <text:span text:style-name="T12">۰۰۰ </text:span></text:p>
      <text:p text:style-name="P1"/>
      <text:p text:style-name="P4"><text:span text:style-name="T5">2</text:span><text:span text:style-name="T4"> -</text:span><text:span text:style-name="T5">ساخت</text:span><text:span text:style-name="T4"> ‬(‫‪modal‬‬) ‫مدال:</text:span></text:p>
      <text:p text:style-name="P4"><text:span text:style-name="T5">2</text:span><text:span text:style-name="T4">.1 – با کلیک بر روی دکمه ثبت نام یا ورود باز شود و نباید رفرش شود.</text:span></text:p>
      <text:p text:style-name="P4"><text:span text:style-name="T5">2</text:span><text:span text:style-name="T4">.2 – بکگراند سفید.</text:span></text:p>
      <text:p text:style-name="P4"><text:span text:style-name="T5">2</text:span><text:span text:style-name="T4">.3 – دور مدال گردی ۲۴px است.</text:span></text:p>
      <text:p text:style-name="P4"><text:span text:style-name="T5">2</text:span><text:span text:style-name="T4">.4 – پشت مدال یک رنگ تیره است.</text:span></text:p>
      <text:p text:style-name="P4"><text:span text:style-name="T5">2</text:span><text:span text:style-name="T4">.5 – اندازه ارتفاع باید به اندازه مورد نیاز محتوا باشد ولی نباید از کل صفحه بیشتر باشد.</text:span></text:p>
      <text:p text:style-name="P4"><text:span text:style-name="T5">2</text:span><text:span text:style-name="T4">.6 – اگر محتوای داخل مدال در کل ارتفاع جا نمی گیرد یک اسکرول عمودی برای آن ظاهر بشود.</text:span></text:p>
      <text:p text:style-name="P4"><text:span text:style-name="T5">2</text:span><text:span text:style-name="T4">.7 – عرض مدال نباید بیشتر از ۴۵۰px باشد.</text:span></text:p>
      <text:p text:style-name="P4"><text:span text:style-name="T5">2</text:span><text:span text:style-name="T4">.8 - <text:s/>در بالا سمت راست مدال باید یک دکنه حاوی x باشد که با کلیک روی آن بسته شود.</text:span></text:p>
      <text:p text:style-name="P4"><text:span text:style-name="T5">2</text:span><text:span text:style-name="T4">.9 – با کلیک بر روی هر جایی خارج از مدال،مدال باید بسته شود.</text:span></text:p>
      <text:p text:style-name="P3"/>
      <text:p text:style-name="P5">3 – محتوای مدال‌:</text:p>
      <text:p text:style-name="P5">3.1 <text:span text:style-name="T6">یک لیست hard-code شامل ایمیل و رمز عبور ساخته بشه.</text:span></text:p>
      <text:p text:style-name="P6">۳.۲ تطابق رمز و اسم در حالت ورود چک بشه و اگه درست بود پیام موفق و اگه غلط بود پیام نا موفق بده.</text:p>
      <text:p text:style-name="P6">۳.۳ <text:span text:style-name="T7">در ثبت نام تکراری نبودن ایمیل چک بشود.</text:span></text:p>
      <text:p text:style-name="P5"/>
      <text:p text:style-name="P5">4 – تب بخش ۴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2:07:12.236174921</meta:creation-date>
    <dc:date>2021-07-13T03:27:10.807241363</dc:date>
    <meta:editing-duration>PT5H49M2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95" meta:character-count="948" meta:non-whitespace-character-count="760"/>
  </office:meta>
</office:document-meta>
</file>